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20pt" officeooo:rsid="001f5383" officeooo:paragraph-rsid="001f5383" style:font-size-asian="20pt" style:font-size-complex="20pt"/>
    </style:style>
    <style:style style:name="P2" style:family="paragraph" style:parent-style-name="Standard">
      <style:text-properties fo:font-size="16pt" officeooo:rsid="001f569f" officeooo:paragraph-rsid="00203093" style:font-size-asian="14pt" style:font-size-complex="16pt"/>
    </style:style>
    <style:style style:name="P3" style:family="paragraph" style:parent-style-name="Standard">
      <style:text-properties fo:font-size="16pt" officeooo:rsid="00203093" officeooo:paragraph-rsid="00203093" style:font-size-asian="14pt" style:font-size-complex="16pt"/>
    </style:style>
    <style:style style:name="P4" style:family="paragraph" style:parent-style-name="Standard">
      <style:text-properties fo:font-size="16pt" officeooo:rsid="001f5383" officeooo:paragraph-rsid="001f5383" style:font-size-asian="16pt" style:font-size-complex="16pt"/>
    </style:style>
    <style:style style:name="P5" style:family="paragraph" style:parent-style-name="Standard">
      <style:text-properties fo:font-size="20pt" fo:language="ru" fo:country="RU" officeooo:rsid="001f5383" officeooo:paragraph-rsid="001f5383" style:font-size-asian="20pt" style:font-size-complex="20pt"/>
    </style:style>
    <style:style style:name="P6" style:family="paragraph" style:parent-style-name="Standard">
      <style:text-properties fo:font-size="16pt" fo:language="ru" fo:country="RU" officeooo:rsid="001f569f" officeooo:paragraph-rsid="001f5383" style:font-size-asian="14pt" style:font-size-complex="16pt"/>
    </style:style>
    <style:style style:name="P7" style:family="paragraph" style:parent-style-name="Standard">
      <style:text-properties fo:font-size="16pt" fo:language="ru" fo:country="RU" officeooo:rsid="00203093" officeooo:paragraph-rsid="00203093" style:font-size-asian="14pt" style:font-size-complex="16pt"/>
    </style:style>
    <style:style style:name="T1" style:family="text">
      <style:text-properties fo:language="en" fo:country="US"/>
    </style:style>
    <style:style style:name="T2" style:family="text">
      <style:text-properties fo:language="ru" fo:country="RU"/>
    </style:style>
    <style:style style:name="T3" style:family="text">
      <style:text-properties fo:language="ru" fo:country="RU" officeooo:rsid="001f569f"/>
    </style:style>
    <style:style style:name="T4" style:family="text">
      <style:text-properties fo:language="ru" fo:country="RU" officeooo:rsid="00203093"/>
    </style:style>
    <style:style style:name="T5" style:family="text">
      <style:text-properties fo:language="ru" fo:country="RU" officeooo:rsid="00222d9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Проект телеграмм бот для помощи в учебе.</text:p>
      <text:p text:style-name="P1">Выполнили: Алисин Александр <text:span text:style-name="T1">&amp; </text:span><text:span text:style-name="T2">Копанов Андрей.</text:span></text:p>
      <text:p text:style-name="P5"/>
      <text:p text:style-name="P4"><text:span text:style-name="T2">Наш проект — это есть телеграмм бот, который </text:span><text:span text:style-name="T3">предназначен для минималистских задач, которые могут помочь.</text:span></text:p>
      <text:p text:style-name="P6"/>
      <text:p text:style-name="P2"><text:span text:style-name="T2">Со стороны телеграмма бот будет иметь оформление и обозначения для простого понимания. Бот также будет иметь </text:span><text:span text:style-name="T4">кнопки для взаимодействия.</text:span></text:p>
      <text:p text:style-name="P7"/>
      <text:p text:style-name="P7"><text:s/>Бот будет взаимодействовать с клиентом по его запросу и также будет процесс регистрации, данные которой будут заносится в базу данных.</text:p>
      <text:p text:style-name="P7"/>
      <text:p text:style-name="P7"><text:s/>Одна из функций бота будет выдача определенной музыки, тем самым бот будет взаимодействовать с файлами. </text:p>
      <text:p text:style-name="P7"/>
      <text:p text:style-name="P3"><text:span text:style-name="T4">Н</text:span><text:span text:style-name="T2">аш бот поможет освоиться в лицее. Например он подскажет адрес куда идти. Подскажет где найти ближайшую библиотеку, место где перекусить, поможет посчитать оценки, </text:span><text:span text:style-name="T5">подскажет в чем пойти га занятия </text:span><text:span text:style-name="T2">и узнать отзывы о лицее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04-10T20:38:40.272000000</meta:creation-date>
    <dc:date>2024-04-10T21:15:05.626000000</dc:date>
    <meta:editing-duration>PT3M9S</meta:editing-duration>
    <meta:editing-cycles>2</meta:editing-cycles>
    <meta:generator>LibreOffice/7.1.1.2$Windows_X86_64 LibreOffice_project/fe0b08f4af1bacafe4c7ecc87ce55bb426164676</meta:generator>
    <meta:document-statistic meta:table-count="0" meta:image-count="0" meta:object-count="0" meta:page-count="1" meta:paragraph-count="7" meta:word-count="115" meta:character-count="787" meta:non-whitespace-character-count="674"/>
  </office:meta>
</office:document-meta>
</file>